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ResolverTests.andValueWhenSameTypeReturnsCompositeResolving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InstantiatorTests.singlePrivateConstructorCreate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Constructor.SingleConstructor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InstantiatorTests.multiplePackagePrivateConstructors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mitedClassLoader.toUrl( String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gumentResolverTests.ofValueResolve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ilureHandlerTests.throwingReturnsHandlerThatThrowsIllegalArg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FactoriesLoaderTests.loadWhenDuplicateRegistrationsPresentReturnsListInCorrec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FactoriesLoaderTests.loadFactor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FactoriesLoaderTests.check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FactoriesLoaderTests.sameCachedResultIsUsedForDefaultClassLoaderAndNull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FactoriesLoaderTests.loadWhenIncompatibleTyp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lePackagePrivateConstructors.MultiplePackagePrivateConstructors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Tests.loadWithLoggingFailureHandlerWhenMissingArgumentDrops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gumentResolverTests.andResolverReturnsCompo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gumentResolverTests.ofValueSupplierResolve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umentResolverTests.andValueReturnsCompo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FactoriesLoaderTests.loadWhenNoRegisteredImplementationsReturns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FactoriesLoaderTests.loadFactoriesLoadsFromDefaul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umentResolverTests.fromAdaptsFun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toryInstantiatorTests.singlePackagePrivateConstructorCreate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InstantiatorTests.defaultConstructorCreate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ilureHandlerTests.loggingReturnsHandlerThatLo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lePackagePrivateAndSinglePublicConstructor.MultiplePackagePrivateAndSinglePublicConstructor( String arg , boolean extr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plePrivateAndSinglePublicConstructor.MultiplePrivateAndSinglePublicConstructor( String arg , boolean extr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nglePrivateConstructor.SinglePrivateConstructor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FactoriesLoaderTests.clea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ilureHandlerTests.handleMessageReturnsHandlerThatAccept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gumentResolverTests.andValueSupplierReturnsCompo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FactoriesLoaderTests.loadWithArgumentResolverWhenNo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lePackagePrivateConstructors.MultiplePackagePrivateConstructors( String arg , boolean extr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mitedClassLoader.LimitedClassLoader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PrivateAndSinglePublicConstructor.MultiplePrivateAndSinglePublicConstructor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Tests.loadWhenMultipleConstructors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gumentResolverTests.andValueSupplierWhenSameTypeReturnsCompositeResolving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ilureHandlerTests.throwingWithFactoryReturnsHandlerThatTh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nglePackagePrivateConstructor.SinglePackagePrivateConstructor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FactoriesLoaderTests.loadWhenPackagePrivat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InstantiatorTests.singleConstructorWithArgumentsCreate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FactoriesLoaderTests.loadForResourceLocationLoadsFa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FactoriesLoaderTests.loadWithLoggingFailureHandlerWhenIncompatibleTypeReturns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InstantiatorTests.multiplePrivateAndSinglePublicConstructorCreate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InstantiatorTests.multiplePackagePrivateAndSinglePublicConstructorCreate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FactoriesLoaderTests.loadForResourceLocationWhenLocationDoesNotExistReturns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lePackagePrivateAndSinglePublicConstructor.MultiplePackagePrivateAndSinglePublicConstructor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